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f5a6"/>
    </style:style>
    <style:style style:name="P2" style:family="paragraph" style:parent-style-name="Standard">
      <style:text-properties officeooo:rsid="001df5a6" officeooo:paragraph-rsid="001df5a6"/>
    </style:style>
    <style:style style:name="P3" style:family="paragraph" style:parent-style-name="Standard">
      <style:text-properties fo:color="#c9211e" loext:opacity="100%" fo:font-size="6pt" officeooo:rsid="001df5a6" officeooo:paragraph-rsid="001df5a6" style:font-size-asian="6pt" style:font-size-complex="6pt"/>
    </style:style>
    <style:style style:name="P4" style:family="paragraph" style:parent-style-name="Standard">
      <style:text-properties fo:color="#c9211e" loext:opacity="100%" fo:font-size="6pt" officeooo:rsid="001df5a6" officeooo:paragraph-rsid="001fbba1" style:font-size-asian="6pt" style:font-size-complex="6pt"/>
    </style:style>
    <style:style style:name="P5" style:family="paragraph" style:parent-style-name="Standard">
      <style:text-properties officeooo:paragraph-rsid="001fbb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f5a6"/>
    </style:style>
    <style:style style:name="T3" style:family="text">
      <style:text-properties style:text-underline-style="solid" style:text-underline-width="auto" style:text-underline-color="font-color" officeooo:rsid="001fbba1"/>
    </style:style>
    <style:style style:name="T4" style:family="text">
      <style:text-properties officeooo:rsid="001df5a6"/>
    </style:style>
    <style:style style:name="T5" style:family="text">
      <style:text-properties fo:font-size="8pt" officeooo:rsid="001df5a6" style:font-size-asian="8pt" style:font-size-complex="8pt"/>
    </style:style>
    <style:style style:name="T6" style:family="text">
      <style:text-properties fo:font-size="8pt" officeooo:rsid="001fbba1" style:font-size-asian="8pt" style:font-size-complex="8pt"/>
    </style:style>
    <style:style style:name="T7" style:family="text">
      <style:text-properties officeooo:rsid="001fb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ma <text:s/><text:tab/><text:tab/><text:tab/><text:tab/><text:tab/><text:span text:style-name="T6">128 64 32 </text:span><text:span text:style-name="T5">16 8 4 2 1</text:span></text:p>
      <text:p text:style-name="Standard">1. <text:tab/> <text:s/>1011 <text:s text:c="3"/><text:span text:style-name="T4">11</text:span></text:p>
      <text:p text:style-name="P3"><text:tab/> <text:s/>1 <text:s/>1 1 1</text:p>
      <text:p text:style-name="P1"><text:tab/><text:span text:style-name="T1">+1101 <text:s text:c="3"/></text:span><text:span text:style-name="T2">13</text:span></text:p>
      <text:p text:style-name="P2"><text:tab/> 11000 <text:s text:c="3"/>24</text:p>
      <text:p text:style-name="Standard"/>
      <text:p text:style-name="Standard">2. <text:s text:c="6"/>11010 <text:s text:c="4"/><text:span text:style-name="T7">26</text:span></text:p>
      <text:p text:style-name="P4"><text:s text:c="18"/>1</text:p>
      <text:p text:style-name="P5"><text:s text:c="8"/><text:span text:style-name="T1">+10101 <text:s text:c="4"/></text:span><text:span text:style-name="T3">21</text:span></text:p>
      <text:p text:style-name="P5"><text:span text:style-name="T7"><text:s text:c="9"/>101111</text:span><text:tab/> <text:span text:style-name="T7">47</text:span></text:p>
      <text:p text:style-name="P5"/>
      <text:p text:style-name="Standard">3. 100011+111</text:p>
      <text:p text:style-name="Standard">4. 1100112+1010102</text:p>
      <text:p text:style-name="Standard">5. 10010112+111001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4:04:52.748000000</meta:creation-date>
    <dc:date>2024-09-28T14:16:07.559000000</dc:date>
    <meta:editing-duration>PT11M16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2" meta:word-count="34" meta:character-count="213" meta:non-whitespace-character-count="116"/>
  </office:meta>
</office:document-meta>
</file>